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4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3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67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5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8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1pt 1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fo:font-size="32pt" fo:text-shadow="1pt 1pt" style:font-size-asian="32pt" style:font-size-complex="32pt"/>
    </style:style>
    <style:style style:name="P7" style:family="paragraph">
      <style:paragraph-properties fo:line-height="100%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fo:color="#ffffff" fo:font-size="32pt" fo:text-shadow="1pt 1pt" style:font-size-asian="32pt" style:font-size-complex="32pt"/>
    </style:style>
    <style:style style:name="P9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Arial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line-height="100%" fo:text-align="center" fo:text-indent="-2.062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2.062cm" fo:margin-right="0cm" fo:line-height="100%" fo:text-align="center" fo:text-indent="-2.062cm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style:font-size-asian="32pt" style:font-size-complex="32pt"/>
    </style:style>
    <style:style style:name="P15" style:family="paragraph">
      <style:paragraph-properties fo:margin-left="0.318cm" fo:margin-right="0cm" fo:line-height="100%" fo:text-indent="0cm"/>
    </style:style>
    <style:style style:name="P16" style:family="paragraph">
      <style:paragraph-properties fo:margin-left="0.318cm" fo:margin-right="0cm" fo:text-indent="0cm"/>
    </style:style>
    <style:style style:name="P17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18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P19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20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>
        <style:tab-stops>
          <style:tab-stop style:position="19.05cm" style:type="right"/>
        </style:tab-stops>
      </style:paragraph-properties>
    </style:style>
    <style:style style:name="P22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P23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32pt" fo:text-shadow="1pt 1pt" style:font-size-asian="32pt" style:font-size-complex="32pt"/>
    </style:style>
    <style:style style:name="T6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1" fo:font-size="32pt" fo:text-shadow="1pt 1pt" style:font-size-asian="32pt" style:font-size-complex="32pt"/>
    </style:style>
    <style:style style:name="T8" style:family="text">
      <style:text-properties fo:color="#000000" style:font-name="Segoe UI Semibold" fo:font-size="18pt" fo:text-shadow="none" style:font-size-asian="18pt" style:font-size-complex="18pt"/>
    </style:style>
    <style:style style:name="T9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style:font-name="Liberation Sans Narrow" fo:font-size="34pt" fo:font-weight="bold" style:font-size-asian="34pt" style:font-weight-asian="bold" style:font-size-complex="34pt" style:font-weight-complex="bold"/>
    </style:style>
    <style:style style:name="T11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13" style:family="text">
      <style:text-properties style:font-name="Liberation Sans Narrow" fo:font-size="33pt" fo:font-weight="bold" style:font-size-asian="33pt" style:font-weight-asian="bold" style:font-size-complex="33pt" style:font-weight-complex="bold"/>
    </style:style>
    <style:style style:name="T14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15" style:family="text">
      <style:text-properties style:font-name="Segoe UI Semibold" fo:font-size="20pt" style:font-size-asian="20pt" style:font-size-complex="20pt"/>
    </style:style>
    <style:style style:name="T16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iberation Sans Narrow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27cm" svg:y="0.508cm">
          <draw:text-box>
            <text:p text:style-name="P1"><text:span text:style-name="T1">Hymn #680</text:span></text:p>
            <text:p text:style-name="P1"><text:span text:style-name="T2">“</text:span><text:span text:style-name="T2">Thine the Amen, Thine the Prai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4.384cm" svg:height="7.431cm" svg:x="1.731cm" svg:y="0.884cm">
          <draw:text-box>
            <text:p text:style-name="P1"><text:span text:style-name="T3">1. </text:span><text:span text:style-name="T4">Thine the amen Thine the praise</text:span></text:p>
            <text:p text:style-name="P1"><text:span text:style-name="T4">Alleluias angels raise</text:span></text:p>
            <text:p text:style-name="P1"><text:span text:style-name="T4">Thine the everlasting head</text:span></text:p>
            <text:p text:style-name="P1"><text:span text:style-name="T4">Thine the breaking of the brea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4.638cm" svg:height="7.214cm" svg:x="1.778cm" svg:y="0.914cm">
          <draw:text-box>
            <text:p text:style-name="P1"><text:span text:style-name="T4">Thine the glory Thine the story</text:span></text:p>
            <text:p text:style-name="P1"><text:span text:style-name="T4">Thine the harvest then the cup</text:span></text:p>
            <text:p text:style-name="P1"><text:span text:style-name="T4">Thine the vineyard then the cup is </text:span></text:p>
            <text:p text:style-name="P1"><text:span text:style-name="T4">lifted up lifted u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4" draw:layer="layout" svg:width="24.638cm" svg:height="7.366cm" svg:x="1.778cm" svg:y="1.016cm">
          <draw:text-box>
            <text:p text:style-name="P1"><text:span text:style-name="T3">2. </text:span><text:span text:style-name="T4">Thine the life eternally</text:span><text:span text:style-name="T4"><text:line-break/></text:span><text:span text:style-name="T4">Thine the promise let there be</text:span></text:p>
            <text:p text:style-name="P1"><text:span text:style-name="T4">Thine the vision Thine the tree</text:span><text:span text:style-name="T4"><text:line-break/></text:span><text:span text:style-name="T4">All the earth on bended kne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6" draw:text-style-name="P8" draw:layer="layout" svg:width="24.638cm" svg:height="7.164cm" svg:x="1.778cm" svg:y="1.016cm">
          <draw:text-box>
            <text:p text:style-name="P7"><text:span text:style-name="T5"><text:s/></text:span><text:span text:style-name="T6"><text:s text:c="2"/></text:span><text:span text:style-name="T4"><text:s/></text:span><text:span text:style-name="T4">Gone the nailing gone the railing</text:span><text:span text:style-name="T4"><text:line-break/></text:span><text:span text:style-name="T4"> <text:s text:c="3"/>Gone the pleading gone the cry</text:span><text:span text:style-name="T4"><text:line-break/></text:span><text:span text:style-name="T4"> <text:s text:c="3"/>Gone the sighing gone the dying </text:span></text:p>
            <text:p text:style-name="P7"><text:span text:style-name="T4"><text:s text:c="10"/></text:span><text:span text:style-name="T4">what was loss lifted hig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7" draw:text-style-name="P4" draw:layer="layout" svg:width="24.892cm" svg:height="7.893cm" svg:x="1.5cm" svg:y="0.997cm">
          <draw:text-box>
            <text:p text:style-name="P1"><text:span text:style-name="T3">3. </text:span><text:span text:style-name="T4">Thine the truly Thine the yes</text:span><text:span text:style-name="T4"><text:line-break/></text:span><text:span text:style-name="T4">Thine the table we the guest</text:span><text:span text:style-name="T4"><text:line-break/></text:span><text:span text:style-name="T4">Thine the mercy all from Thee</text:span><text:span text:style-name="T4"><text:line-break/></text:span><text:span text:style-name="T4">Thine the glory yet to b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9" draw:layer="layout" svg:width="24.892cm" svg:height="7.214cm" svg:x="1.524cm" svg:y="0.762cm">
          <draw:text-box>
            <text:p text:style-name="P1"><text:span text:style-name="T4">Then the ringing and the singing</text:span><text:span text:style-name="T4"><text:line-break/></text:span><text:span text:style-name="T4">Then the end of all the war</text:span><text:span text:style-name="T4"><text:line-break/></text:span><text:span text:style-name="T4">Thine the living Thine the loving </text:span></text:p>
            <text:p text:style-name="P1"><text:span text:style-name="T4">evermore 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12" draw:layer="layout" svg:width="25.146cm" svg:height="7.298cm" svg:x="1.456cm" svg:y="0.83cm">
          <draw:text-box>
            <text:p text:style-name="P10"><text:span text:style-name="T3">4. </text:span><text:span text:style-name="T4">Thine the kingdom Thine the prize</text:span></text:p>
            <text:p text:style-name="P10"><text:span text:style-name="T4">Thine the wonder full surprise</text:span></text:p>
            <text:p text:style-name="P10"><text:span text:style-name="T4">Thine the banquet then the praise</text:span></text:p>
            <text:p text:style-name="P11"><text:span text:style-name="T4">Then the justice of Thy wa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9" draw:text-style-name="P13" draw:layer="layout" svg:width="25.146cm" svg:height="7.011cm" svg:x="1.524cm" svg:y="0.816cm">
          <draw:text-box>
            <text:p text:style-name="P11"><text:span text:style-name="T4">Thine the glory Thine the story</text:span></text:p>
            <text:p text:style-name="P11"><text:span text:style-name="T4">Then the welcome to the least</text:span></text:p>
            <text:p text:style-name="P11"><text:span text:style-name="T4">Then the wonder all increasing at</text:span></text:p>
            <text:p text:style-name="P11"><text:span text:style-name="T4">Thy feast at Thy fea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10" draw:text-style-name="P14" draw:layer="layout" svg:width="24.384cm" svg:height="7.112cm" svg:x="1.778cm" svg:y="1.016cm">
          <draw:text-box>
            <text:p text:style-name="P1"><text:span text:style-name="T3">5. </text:span><text:span text:style-name="T4">Thine the glory in the night</text:span><text:span text:style-name="T4"><text:line-break/></text:span><text:span text:style-name="T4">No more dying only light</text:span></text:p>
            <text:p text:style-name="P1"><text:span text:style-name="T4">Thine the river Thine the tree</text:span><text:span text:style-name="T4"><text:line-break/></text:span><text:span text:style-name="T4">Then the Lamb eternally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11" draw:text-style-name="P6" draw:layer="layout" svg:width="24.13cm" svg:height="13.338cm" svg:x="1.778cm" svg:y="1.016cm">
          <draw:text-box>
            <text:p text:style-name="P1"><text:span text:style-name="T4">Then the holy holy holy</text:span><text:span text:style-name="T4"><text:line-break/></text:span><text:span text:style-name="T4">Celebration jubilee</text:span><text:span text:style-name="T4"><text:line-break/></text:span><text:span text:style-name="T4">Thine the splendor Thine the </text:span></text:p>
            <text:p text:style-name="P1"><text:span text:style-name="T4">brightness only Thee only Thee.</text:span></text:p>
            <text:p text:style-name="P15"><text:span text:style-name="T5"><text:line-break/></text:span><text:span text:style-name="T5"/></text:p>
            <text:p text:style-name="P15"><text:span text:style-name="T8">© 1983 Augsburg Publishing House. </text:span></text:p>
            <text:p text:style-name="P16"><text:span text:style-name="T8">Used by permission: LSB Hymn License.</text:span></text:p>
            <text:p text:style-name="P16"><text:span text:style-name="T8">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" presentation:presentation-page-layout-name="AL1T0">
        <draw:frame draw:style-name="gr12" draw:text-style-name="P18" draw:layer="layout" svg:width="24.892cm" svg:height="2.936cm" svg:x="1.524cm" svg:y="0.762cm">
          <draw:text-box>
            <text:p text:style-name="P17"><text:span text:style-name="T9">HYMN #667</text:span></text:p>
            <text:p text:style-name="P17"><text:span text:style-name="T10">“</text:span><text:span text:style-name="T10">Saints, See the Cloud of Witness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3" draw:master-page-name="Default2" presentation:presentation-page-layout-name="AL1T0">
        <draw:frame draw:style-name="gr13" draw:text-style-name="P20" draw:layer="layout" svg:width="25.654cm" svg:height="7.556cm" svg:x="1.333cm" svg:y="0.952cm">
          <draw:text-box>
            <text:p text:style-name="P19"><text:span text:style-name="T11">1. </text:span><text:span text:style-name="T12">Saints, see the cloud of witnesses surround us;</text:span><text:span text:style-name="T12"><text:line-break/></text:span><text:span text:style-name="T12"> <text:s text:c="2"/>Their lives of faith encourage and astound us.</text:span><text:span text:style-name="T12"><text:line-break/></text:span><text:span text:style-name="T12"> <text:s text:c="2"/>Hear how the Master praised their faith so <text:s text:c="2"/></text:span></text:p>
            <text:p text:style-name="P19"><text:span text:style-name="T12"><text:s text:c="7"/></text:span><text:span text:style-name="T12">fervent:</text:span><text:span text:style-name="T12"><text:line-break/></text:span><text:span text:style-name="T12"> <text:s text:c="2"/>“Well done, My servant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3" draw:master-page-name="Default3" presentation:presentation-page-layout-name="AL1T0">
        <draw:frame draw:style-name="gr14" draw:text-style-name="P22" draw:layer="layout" svg:width="24.892cm" svg:height="6.921cm" svg:x="1.524cm" svg:y="0.762cm">
          <draw:text-box>
            <text:p text:style-name="P21"><text:span text:style-name="T13">2.These saints of old received God’s commendation;</text:span><text:span text:style-name="T13"><text:line-break/></text:span><text:span text:style-name="T13"> <text:s text:c="2"/>They lived as pilgrim-heirs of His salvation.</text:span><text:span text:style-name="T13"><text:line-break/></text:span><text:span text:style-name="T13"> <text:s text:c="2"/>Through faith they conquered flame and sword and <text:s text:c="8"/>gallows,</text:span><text:span text:style-name="T13"><text:line-break/></text:span><text:span text:style-name="T13"> <text:s text:c="2"/>God’s name to hal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3" draw:master-page-name="Default4" presentation:presentation-page-layout-name="AL1T0">
        <draw:frame draw:style-name="gr15" draw:text-style-name="P23" draw:layer="layout" svg:width="24.892cm" svg:height="6.751cm" svg:x="1.524cm" svg:y="0.762cm">
          <draw:text-box>
            <text:p text:style-name="P21"><text:span text:style-name="T14">3. They call to us, “Your timid footsteps lengthen;</text:span><text:span text:style-name="T14"><text:line-break/></text:span><text:span text:style-name="T14"> <text:s text:c="3"/>Throw off sin’s weight, your halting weakness <text:s/></text:span></text:p>
            <text:p text:style-name="P21"><text:span text:style-name="T14"><text:s text:c="8"/></text:span><text:span text:style-name="T14">strengthen.</text:span><text:span text:style-name="T14"><text:line-break/></text:span><text:span text:style-name="T14"> <text:s text:c="3"/>We kept the faith, we shed our blood, were martyred;</text:span><text:span text:style-name="T14"><text:line-break/></text:span><text:span text:style-name="T14"> <text:s text:c="2"/>Our lives we barter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3" draw:master-page-name="Default5" presentation:presentation-page-layout-name="AL1T0">
        <draw:frame draw:style-name="gr16" draw:text-style-name="P23" draw:layer="layout" svg:width="24.892cm" svg:height="7.131cm" svg:x="1.524cm" svg:y="0.762cm">
          <draw:text-box>
            <text:p text:style-name="P21"><text:span text:style-name="T10">4. Come, let us fix our sight on Christ who suffered,</text:span><text:span text:style-name="T10"><text:line-break/></text:span><text:span text:style-name="T10"> <text:s text:c="3"/>He faced the cross, His sinless life He offered;</text:span><text:span text:style-name="T10"><text:line-break/></text:span><text:span text:style-name="T10"> <text:s text:c="3"/>He scorned the shame, He died, our death <text:s text:c="3"/></text:span></text:p>
            <text:p text:style-name="P21"><text:span text:style-name="T10"><text:s text:c="8"/></text:span><text:span text:style-name="T10">enduring,</text:span><text:span text:style-name="T10"><text:line-break/></text:span><text:span text:style-name="T10"> <text:s text:c="3"/>Our hope secu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3" draw:master-page-name="Default6" presentation:presentation-page-layout-name="AL1T0">
        <draw:frame draw:style-name="gr17" draw:text-style-name="P23" draw:layer="layout" svg:width="25.4cm" svg:height="5.755cm" svg:x="1.524cm" svg:y="0.762cm">
          <draw:text-box>
            <text:p text:style-name="P21"><text:span text:style-name="T10">5. Lord, give us faith to walk where You are sending,</text:span><text:span text:style-name="T10"><text:line-break/></text:span><text:span text:style-name="T10"> <text:s text:c="3"/>On paths unmarked, eyes blind as to their ending;</text:span><text:span text:style-name="T10"><text:line-break/></text:span><text:span text:style-name="T10"> <text:s text:c="3"/>Not knowing where we go, but that You lead us—</text:span><text:span text:style-name="T10"><text:line-break/></text:span><text:span text:style-name="T10"> <text:s text:c="3"/>With grace precede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3" draw:master-page-name="Default7" presentation:presentation-page-layout-name="AL1T0">
        <draw:frame draw:style-name="gr18" draw:text-style-name="P23" draw:layer="layout" svg:width="25.4cm" svg:height="11.342cm" svg:x="1.524cm" svg:y="0.762cm">
          <draw:text-box>
            <text:p text:style-name="P21"><text:span text:style-name="T12">6. You, Jesus, You alone deserve all glory!</text:span><text:span text:style-name="T12"><text:line-break/></text:span><text:span text:style-name="T12"> <text:s text:c="3"/>Our lives unfold, embraced within Your story;</text:span><text:span text:style-name="T12"><text:line-break/></text:span><text:span text:style-name="T12"> <text:s text:c="3"/>Past, present, future—You, the same forever—</text:span><text:span text:style-name="T12"><text:line-break/></text:span><text:span text:style-name="T12"> <text:s text:c="3"/>You fail us never!</text:span></text:p>
            <text:p text:style-name="P16"><text:span text:style-name="T15"><text:line-break/></text:span><text:span text:style-name="T15"/></text:p>
            <text:p text:style-name="P16"><text:span text:style-name="T16"><text:s text:c="8"/></text:span><text:span text:style-name="T17">© 1997 Stephen P. Starke.</text:span></text:p>
            <text:p text:style-name="P16"><text:span text:style-name="T17"><text:s text:c="10"/></text:span><text:span text:style-name="T17">Used by permission:</text:span></text:p>
            <text:p text:style-name="P16"><text:span text:style-name="T17"><text:s text:c="10"/></text:span><text:span text:style-name="T17">LSB Hymn License</text:span></text:p>
            <text:p text:style-name="P16"><text:span text:style-name="T17"><text:s text:c="10"/></text:span><text:span text:style-name="T17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35:31.671000000</meta:creation-date>
    <dc:title>Hymn template</dc:title>
    <meta:editing-duration>PT45M33S</meta:editing-duration>
    <meta:editing-cycles>16</meta:editing-cycles>
    <meta:generator>LibreOffice/6.0.6.2$Windows_X86_64 LibreOffice_project/0c292870b25a325b5ed35f6b45599d2ea4458e77</meta:generator>
    <meta:initial-creator>Arthur Hoch</meta:initial-creator>
    <dc:date>2018-11-02T21:56:49.943000000</dc:date>
    <meta:document-statistic meta:object-count="152"/>
    <meta:template xlink:type="simple" xlink:actuate="onRequest" xlink:title="Hymn template" xlink:href="../../AppData/Roaming/LibreOffice/4/user/template/Worship%20Templsates/Hymn%20template.otp" meta:date="2014-10-09T09:35:31.359000000"/>
  </office:meta>
</office:document-meta>
</file>